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2BEDD410491A34BE.jpg" manifest:media-type="image/jpeg"/>
  <manifest:file-entry manifest:full-path="Pictures/100000000000001E0000001A2363720099AD5E12.jpg" manifest:media-type="image/jpeg"/>
  <manifest:file-entry manifest:full-path="Pictures/10000000000006E20000052A1E88877991D30F87.jpg" manifest:media-type="image/jpeg"/>
  <manifest:file-entry manifest:full-path="Pictures/10000000000006E20000052AB3472A78444F5F3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4.32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fo:min-height="2.579cm"/>
      <style:paragraph-properties style:writing-mode="lr-tb"/>
    </style:style>
    <style:style style:name="pr7" style:family="presentation" style:parent-style-name="embedded21-outline1">
      <style:graphic-properties fo:min-height="13.609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1" style:family="paragraph">
      <style:paragraph-properties fo:margin-left="0cm" fo:margin-right="0cm" fo:text-indent="0cm"/>
      <style:text-properties fo:color="#000000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2363720099AD5E1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BEDD410491A34B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3.234cm" svg:x="2.539cm" svg:y="5.08cm" presentation:class="title" presentation:user-transformed="true">
          <draw:text-box>
            <text:list text:style-name="L1">
              <text:list-header>
                <text:p text:style-name="P1"><text:span text:style-name="T1">Embedded Linux Device Driv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Outline-1</text:p>
          </draw:text-box>
        </draw:frame>
        <draw:frame presentation:style-name="pr4" draw:text-style-name="P5" draw:layer="layout" svg:width="22.315cm" svg:height="14.328cm" svg:x="2.069cm" svg:y="4.302cm" presentation:class="outline" presentation:user-transformed="true">
          <draw:text-box>
            <text:list text:style-name="L2">
              <text:list-item>
                <text:p><text:span text:style-name="T2">CH1 Concept</text:span></text:p>
                <text:list>
                  <text:list-item>
                    <text:p><text:span text:style-name="T3"><text:s/></text:span><text:span text:style-name="T3">1-1 Linux Device Driver Overview ………….1</text:span></text:p>
                  </text:list-item>
                  <text:list-item>
                    <text:p><text:span text:style-name="T3"><text:s/></text:span><text:span text:style-name="T3">1-2 RockPi4 …………………………………...9</text:span></text:p>
                  </text:list-item>
                  <text:list-item>
                    <text:p><text:span text:style-name="T3"><text:s/></text:span><text:span text:style-name="T3">1-3_Install_Linux_Modules ………………...14</text:span></text:p>
                  </text:list-item>
                  <text:list-item>
                    <text:p><text:span text:style-name="T3"><text:s/></text:span><text:span text:style-name="T3">1-4 Build Linux Modules …………………….19</text:span></text:p>
                  </text:list-item>
                </text:list>
                <text:p><text:span text:style-name="T3"/></text:p>
              </text:list-item>
              <text:list-item>
                <text:p><text:span text:style-name="T2">CH2 Driver Basic</text:span></text:p>
                <text:list>
                  <text:list-item>
                    <text:p><text:span text:style-name="T4"><text:s/></text:span><text:span text:style-name="T4">2-1 </text:span><text:span text:style-name="T3">Driver Debug ……………………………..38</text:span></text:p>
                  </text:list-item>
                  <text:list-item>
                    <text:p><text:span text:style-name="T4"><text:s/></text:span><text:span text:style-name="T4">2-2 </text:span><text:span text:style-name="T3">Character Driver ………………………….50</text:span></text:p>
                  </text:list-item>
                  <text:list-item>
                    <text:p><text:span text:style-name="T4"><text:s/></text:span><text:span text:style-name="T4">2-3 IO Control …………………………………95</text:span></text:p>
                  </text:list-item>
                  <text:list-item>
                    <text:p><text:span text:style-name="T4"><text:s/></text:span><text:span text:style-name="T4">2-4 Driver Tree ………………………………113</text:span></text:p>
                  </text:list-item>
                  <text:list-item>
                    <text:p><text:span text:style-name="T4"><text:s/></text:span><text:span text:style-name="T4">2-5 Platform Driver ………………………….15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1.318cm" svg:height="2.579cm" svg:x="1.814cm" svg:y="1.723cm" presentation:class="title">
          <draw:text-box>
            <text:p>Outline-2</text:p>
          </draw:text-box>
        </draw:frame>
        <draw:frame presentation:style-name="pr7" draw:text-style-name="P4" draw:layer="layout" svg:width="22.315cm" svg:height="13.609cm" svg:x="1.814cm" svg:y="5.211cm" presentation:class="outline" presentation:user-transformed="true">
          <draw:text-box>
            <text:list text:style-name="L2">
              <text:list-item>
                <text:p><text:span text:style-name="T2">3 Driver Advance</text:span></text:p>
                <text:list>
                  <text:list-item>
                    <text:p><text:span text:style-name="T3"><text:s/></text:span><text:span text:style-name="T3">3-1 IO Memory Map ………………………….174</text:span></text:p>
                  </text:list-item>
                  <text:list-item>
                    <text:p><text:span text:style-name="T3"><text:s/></text:span><text:span text:style-name="T3">3-2-1 Delays, and Deferred Work 1 …… <text:s text:c="5"/>195</text:span></text:p>
                  </text:list-item>
                  <text:list-item>
                    <text:p><text:span text:style-name="T4"><text:s/></text:span><text:span text:style-name="T3">3-2-2 Delays, and Deferred Work 2 …… <text:s text:c="5"/>212</text:span></text:p>
                  </text:list-item>
                  <text:list-item>
                    <text:p><text:span text:style-name="T3"><text:s/></text:span><text:span text:style-name="T3">3-3 Interrupt Handling ……………………… <text:s/>228</text:span></text:p>
                    <text:p><text:span text:style-name="T3"/></text:p>
                  </text:list-item>
                </text:list>
              </text:list-item>
              <text:list-item>
                <text:p><text:span text:style-name="T2">4 Subsystem</text:span></text:p>
                <text:list>
                  <text:list-item>
                    <text:p><text:span text:style-name="T3"><text:s/></text:span><text:span text:style-name="T3">4-1 GPIO Sub-system ………………………...262</text:span></text:p>
                  </text:list-item>
                  <text:list-item>
                    <text:p><text:span text:style-name="T3"><text:s/></text:span><text:span text:style-name="T3">4-4 Input <text:s/>Sub-system ………………………...300</text:span></text:p>
                  </text:list-item>
                  <text:list-item>
                    <text:p><text:span text:style-name="T3"><text:s/></text:span><text:span text:style-name="T3">4-2 I2C <text:s text:c="3"/>Sub-system ………………………....33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8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B3472A78444F5F32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2363720099AD5E1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BEDD410491A34B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0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0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1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2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2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22:08:29.874370294</dc:date>
    <meta:editing-cycles>209</meta:editing-cycles>
    <meta:editing-duration>PT11H3S</meta:editing-duration>
    <meta:generator>LibreOffice/6.4.7.2$Linux_X86_64 LibreOffice_project/40$Build-2</meta:generator>
    <meta:document-statistic meta:object-count="72"/>
    <meta:user-defined meta:name="Version" meta:value-type="float">1</meta:user-defined>
  </office:meta>
</office:document-meta>
</file>